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780000004382AFAC1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圖形1" text:anchor-type="paragraph" svg:width="18.487cm" svg:height="11.896cm" draw:z-index="0"><draw:image xlink:href="Pictures/1000020100000780000004382AFAC1B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TW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3-01T17:20:19</meta:creation-date>
    <meta:document-statistic meta:table-count="0" meta:image-count="1" meta:object-count="0" meta:page-count="1" meta:paragraph-count="0" meta:word-count="0" meta:character-count="0"/>
    <dc:date>2016-03-01T17:21:55</dc:date>
    <meta:editing-duration>PT00H01M37S</meta:editing-duration>
    <meta:editing-cycles>1</meta:editing-cycles>
    <meta:generator>OpenOffice.org/3.1$Unix OpenOffice.org_project/310m19$Build-9420</meta:generator>
  </office:meta>
</office:document-meta>
</file>